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 fo:language="en" fo:country="US"/>
    </style:style>
    <style:style style:name="T3" style:parent-style-name="Standaardalinea-lettertype" style:family="text">
      <style:text-properties fo:language="en" fo:country="US"/>
    </style:style>
    <style:style style:name="T4" style:parent-style-name="Standaardalinea-lettertype" style:family="text">
      <style:text-properties fo:font-size="9pt" style:font-size-asian="9pt" style:font-size-complex="9pt" fo:language="en" fo:country="US"/>
    </style:style>
    <style:style style:name="P5" style:parent-style-name="Standaard" style:family="paragraph">
      <style:text-properties fo:font-size="16pt" style:font-size-asian="16pt" style:font-size-complex="16pt"/>
    </style:style>
    <style:style style:name="P6" style:parent-style-name="Standaard" style:family="paragraph">
      <style:text-properties fo:font-size="16pt" style:font-size-asian="16pt" style:font-size-complex="16pt"/>
    </style:style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>
      <style:text-properties fo:language="en" fo:country="US"/>
    </style:style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>
      <style:text-properties fo:language="en" fo:country="US"/>
    </style:style>
    <style:style style:name="P16" style:parent-style-name="Standaard" style:family="paragraph">
      <style:text-properties fo:font-size="16pt" style:font-size-asian="16pt" style:font-size-complex="16pt"/>
    </style:style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>
      <style:text-properties fo:language="en" fo:country="US"/>
    </style:style>
    <style:style style:name="P21" style:parent-style-name="Lijstalinea" style:list-style-name="LFO2" style:family="paragraph"/>
    <style:style style:name="P22" style:parent-style-name="Standaard" style:family="paragraph">
      <style:text-properties fo:font-size="16pt" style:font-size-asian="16pt" style:font-size-complex="16pt"/>
    </style:style>
    <style:style style:name="P23" style:parent-style-name="Lijstalinea" style:list-style-name="LFO3" style:family="paragraph">
      <style:text-properties fo:language="en" fo:country="US"/>
    </style:style>
    <style:style style:name="P24" style:parent-style-name="Lijstalinea" style:list-style-name="LFO3" style:family="paragraph">
      <style:text-properties fo:language="en" fo:country="US"/>
    </style:style>
    <style:style style:name="P25" style:parent-style-name="Lijstalinea" style:list-style-name="LFO3" style:family="paragraph">
      <style:text-properties fo:language="en" fo:country="US"/>
    </style:style>
    <style:style style:name="P26" style:parent-style-name="Lijstalinea" style:list-style-name="LFO3" style:family="paragraph"/>
    <style:style style:name="P27" style:parent-style-name="Lijstalinea" style:list-style-name="LFO3" style:family="paragraph"/>
    <style:style style:name="P28" style:parent-style-name="Lijstalinea" style:list-style-name="LFO3" style:family="paragraph"/>
    <style:style style:name="P29" style:parent-style-name="Lijstalinea" style:list-style-name="LFO3" style:family="paragraph"/>
    <style:style style:name="P30" style:parent-style-name="Lijstalinea" style:list-style-name="LFO3" style:family="paragraph"/>
    <style:style style:name="P31" style:parent-style-name="Lijstalinea" style:list-style-name="LFO3" style:family="paragraph"/>
    <style:style style:name="P32" style:parent-style-name="Lijstalinea" style:list-style-name="LFO3" style:family="paragraph"/>
    <style:style style:name="P33" style:parent-style-name="Lijstalinea" style:list-style-name="LFO3" style:family="paragraph"/>
    <style:style style:name="P34" style:parent-style-name="Lijstalinea" style:list-style-name="LFO3" style:family="paragraph"/>
    <style:style style:name="P35" style:parent-style-name="Lijstalinea" style:list-style-name="LFO3" style:family="paragraph"/>
    <style:style style:name="P36" style:parent-style-name="Standaard" style:family="paragraph">
      <style:text-properties fo:font-size="16pt" style:font-size-asian="16pt" style:font-size-complex="16pt"/>
    </style:style>
    <style:style style:name="P37" style:parent-style-name="Lijstalinea" style:list-style-name="LFO4" style:family="paragraph"/>
    <style:style style:name="P38" style:parent-style-name="Lijstalinea" style:list-style-name="LFO4" style:family="paragraph">
      <style:text-properties fo:language="en" fo:country="US"/>
    </style:style>
    <style:style style:name="P39" style:parent-style-name="Lijstalinea" style:list-style-name="LFO4" style:family="paragraph">
      <style:text-properties fo:language="en" fo:country="US"/>
    </style:style>
    <style:style style:name="P40" style:parent-style-name="Lijstalinea" style:list-style-name="LFO4" style:family="paragraph">
      <style:text-properties fo:language="en" fo:country="US"/>
    </style:style>
    <style:style style:name="P41" style:parent-style-name="Lijstalinea" style:list-style-name="LFO4" style:family="paragraph">
      <style:text-properties fo:language="en" fo:country="US"/>
    </style:style>
    <style:style style:name="P42" style:parent-style-name="Lijstalinea" style:list-style-name="LFO4" style:family="paragraph">
      <style:text-properties fo:language="en" fo:country="US"/>
    </style:style>
    <style:style style:name="P43" style:parent-style-name="Lijstalinea" style:list-style-name="LFO4" style:family="paragraph">
      <style:text-properties fo:language="en" fo:country="US"/>
    </style:style>
    <style:style style:name="P44" style:parent-style-name="Lijstalinea" style:list-style-name="LFO4" style:family="paragraph">
      <style:text-properties fo:language="en" fo:country="US"/>
    </style:style>
    <style:style style:name="P45" style:parent-style-name="Standaard" style:family="paragraph">
      <style:text-properties fo:font-size="16pt" style:font-size-asian="16pt" style:font-size-complex="16pt" fo:language="en" fo:country="US"/>
    </style:style>
    <style:style style:name="P46" style:parent-style-name="Lijstalinea" style:list-style-name="LFO5" style:family="paragraph">
      <style:text-properties fo:language="en" fo:country="US"/>
    </style:style>
    <style:style style:name="P47" style:parent-style-name="Lijstalinea" style:list-style-name="LFO5" style:family="paragraph"/>
    <style:style style:name="P48" style:parent-style-name="Lijstalinea" style:list-style-name="LFO5" style:family="paragraph"/>
    <style:style style:name="P49" style:parent-style-name="Lijstalinea" style:list-style-name="LFO5" style:family="paragraph"/>
    <style:style style:name="P50" style:parent-style-name="Lijstalinea" style:list-style-name="LFO5" style:family="paragraph"/>
    <style:style style:name="P51" style:parent-style-name="Lijstalinea" style:list-style-name="LFO5" style:family="paragraph"/>
    <style:style style:name="P52" style:parent-style-name="Lijstalinea" style:list-style-name="LFO5" style:family="paragraph"/>
    <style:style style:name="P53" style:parent-style-name="Lijstalinea" style:list-style-name="LFO5" style:family="paragraph"/>
    <style:style style:name="P54" style:parent-style-name="Lijstalinea" style:list-style-name="LFO5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5" style:parent-style-name="Lijstalinea" style:list-style-name="LFO5" style:family="paragraph"/>
    <style:style style:name="P56" style:parent-style-name="Lijstalinea" style:list-style-name="LFO5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7" style:parent-style-name="Lijstalinea" style:list-style-name="LFO5" style:family="paragraph"/>
    <style:style style:name="P58" style:parent-style-name="Standaard" style:family="paragraph">
      <style:text-properties fo:font-size="16pt" style:font-size-asian="16pt" style:font-size-complex="16pt"/>
    </style:style>
    <style:style style:name="P59" style:parent-style-name="Lijstalinea" style:list-style-name="LFO6" style:family="paragraph">
      <style:text-properties fo:language="en" fo:country="US"/>
    </style:style>
    <style:style style:name="P60" style:parent-style-name="Lijstalinea" style:list-style-name="LFO6" style:family="paragraph">
      <style:text-properties fo:language="en" fo:country="US"/>
    </style:style>
    <style:style style:name="P61" style:parent-style-name="Lijstalinea" style:list-style-name="LFO6" style:family="paragraph">
      <style:text-properties fo:language="en" fo:country="US"/>
    </style:style>
    <style:style style:name="P62" style:parent-style-name="Lijstalinea" style:list-style-name="LFO6" style:family="paragraph">
      <style:text-properties fo:language="en" fo:country="US"/>
    </style:style>
    <style:style style:name="P63" style:parent-style-name="Lijstalinea" style:list-style-name="LFO5" style:family="paragraph">
      <style:text-properties fo:language="en" fo:country="US"/>
    </style:style>
    <style:style style:name="P64" style:parent-style-name="Standaard" style:family="paragraph">
      <style:text-properties fo:font-size="16pt" style:font-size-asian="16pt" style:font-size-complex="16pt" fo:language="en" fo:country="US"/>
    </style:style>
    <style:style style:name="P65" style:parent-style-name="Lijstalinea" style:list-style-name="LFO7" style:family="paragraph">
      <style:text-properties fo:language="en" fo:country="US"/>
    </style:style>
    <style:style style:name="P66" style:parent-style-name="Lijstalinea" style:list-style-name="LFO7" style:family="paragraph"/>
    <style:style style:name="T67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Script List v2</text:span><text:span text:style-name="T3"><text:line-break/></text:span><text:span text:style-name="T4">Door: Mack Mendes Moreira, GAM21</text:span></text:p>
      <text:p text:style-name="P5">Inleiding</text:p>
      <text:p text:style-name="Standaard">Dit is de tweede lijst van de scripts. Deze lijst focust meer op welke scripts er nodig zijn voor onze assets. Wat er tussen<text:s/>[] staat zijn de methods die er in moeten komen. Updates worden er niet in gezet en Start wordt er alleen met uitzondering opgeschreven. Methods met een * worden niet gebruikt door de child.</text:p>
      <text:p text:style-name="P6">Classes voor de Game</text:p>
      <text:list text:style-name="LFO1" text:continue-numbering="true">
        <text:list-item>
          <text:p text:style-name="P7">GameManager [SceneChecker, PauseGame]</text:p>
        </text:list-item>
        <text:list-item>
          <text:p text:style-name="P8">SoundManager [VolumeCheck]</text:p>
        </text:list-item>
        <text:list-item>
          <text:p text:style-name="P9">UIManager [StateChecker, StartButton, LoadButton, OptionButton, QuitButton, CreditButton]</text:p>
        </text:list-item>
        <text:list-item>
          <text:p text:style-name="P10">ShipAIManager [DialogeChecker]</text:p>
        </text:list-item>
        <text:list-item>
          <text:p text:style-name="P11">SurvivorManager [DialogeChecker, DestroySurvivor]</text:p>
        </text:list-item>
        <text:list-item>
          <text:p text:style-name="P12">LootManager [SceneChecker, WeaponChecker, LootChecker]</text:p>
        </text:list-item>
        <text:list-item>
          <text:p text:style-name="P13">GameLoadSave[GatherData, LoadData]</text:p>
        </text:list-item>
        <text:list-item>
          <text:p text:style-name="P14">GameDatabase[XmlSerializable]</text:p>
        </text:list-item>
        <text:list-item>
          <text:p text:style-name="P15">SaveLoadWriter[SaveData, Save, public GameDatabase Load, CheckIfExists]</text:p>
        </text:list-item>
      </text:list>
      <text:p text:style-name="P16">Classes voor de Player Character</text:p>
      <text:list text:style-name="LFO2" text:continue-numbering="true">
        <text:list-item>
          <text:p text:style-name="P17">Movement [MovingChecker, LadderChecker, StateSwitch]</text:p>
        </text:list-item>
        <text:list-item>
          <text:p text:style-name="P18">Cover [CoverChecker]</text:p>
        </text:list-item>
        <text:list-item>
          <text:p text:style-name="P19">CameraControl [RotationChecker]</text:p>
        </text:list-item>
        <text:list-item>
          <text:p text:style-name="P20">Health [Start, Healing, Damaging, Death, Rebirth]</text:p>
        </text:list-item>
        <text:list-item>
          <text:p text:style-name="P21">Interact [Interaction]</text:p>
        </text:list-item>
      </text:list>
      <text:p text:style-name="P22">Classes voor de Weapons</text:p>
      <text:list text:style-name="LFO3" text:continue-numbering="true">
        <text:list-item>
          <text:p text:style-name="P23">WeaponManager [WeaponSwitch, WeaponObtained, AmmoSwitch, GrenadeSwitch]</text:p>
        </text:list-item>
        <text:list-item>
          <text:p text:style-name="P24">AbstractWeapons [Shooting, Reloading, OnEnabled, Aiming, AmmoRemove,<text:s/>AmmoAdd, AmmoEffect, HitChecker]</text:p>
          <text:list text:continue-numbering="true">
            <text:list-item>
              <text:p text:style-name="P25">MeleeWeapon [OnCollisionEnter, Reloading*, Aiming*, AmmoRemove*, AmmoAdd*]</text:p>
            </text:list-item>
            <text:list-item>
              <text:p text:style-name="P26">FlareGun [Refilling]</text:p>
            </text:list-item>
            <text:list-item>
              <text:p text:style-name="P27">AssaultRifle [FlechettteShooting]</text:p>
            </text:list-item>
            <text:list-item>
              <text:p text:style-name="P28">ShotGun [Pumping]</text:p>
            </text:list-item>
            <text:list-item>
              <text:p text:style-name="P29">Pistol</text:p>
            </text:list-item>
            <text:list-item>
              <text:p text:style-name="P30">HarpoonGun</text:p>
            </text:list-item>
          </text:list>
        </text:list-item>
        <text:list-item>
          <text:p text:style-name="P31">AbstractGrenades [Throwing, TimerToExplode, GrenadeEffect]</text:p>
          <text:list text:continue-numbering="true">
            <text:list-item>
              <text:p text:style-name="P32">FragGrenade</text:p>
            </text:list-item>
            <text:list-item>
              <text:p text:style-name="P33">SmokeGrenade</text:p>
            </text:list-item>
            <text:list-item>
              <text:p text:style-name="P34">StunGrenade</text:p>
            </text:list-item>
          </text:list>
        </text:list-item>
        <text:list-item>
          <text:p text:style-name="P35">AbstractMines [Placed, OnTriggerEnter, MineEffect]</text:p>
        </text:list-item>
      </text:list>
      <text:p text:style-name="P36">Classes voor de Items</text:p>
      <text:list text:style-name="LFO4" text:continue-numbering="true">
        <text:list-item>
          <text:p text:style-name="P37">PackManager [MedPackChecker, StimPackChecker, SwitchPack]</text:p>
        </text:list-item>
        <text:list-item>
          <text:p text:style-name="P38">AbstractPack [AddPack, RemovePack]</text:p>
          <text:list text:continue-numbering="true">
            <text:list-item>
              <text:p text:style-name="P39">MedPack [RestoreHealth]</text:p>
            </text:list-item>
            <text:list-item>
              <text:p text:style-name="P40">StimPack [SlowMotion]</text:p>
            </text:list-item>
          </text:list>
        </text:list-item>
        <text:list-item>
          <text:p text:style-name="P41">Keycards [AddKeycard]</text:p>
        </text:list-item>
        <text:list-item>
          <text:p text:style-name="P42">InfoManager [EnableInfo]</text:p>
        </text:list-item>
        <text:list-item>
          <text:p text:style-name="P43">AmmoPack [DetermineAmmo, AddAmmo]</text:p>
          <text:list text:continue-numbering="true">
            <text:list-item>
              <text:p text:style-name="P44">GrenadePack<text:s/></text:p>
            </text:list-item>
          </text:list>
        </text:list-item>
      </text:list>
      <text:p text:style-name="P45">Classes voor de Enemies</text:p>
      <text:list text:style-name="LFO5" text:continue-numbering="true">
        <text:list-item>
          <text:p text:style-name="P46">AbstractEnemy [PlayerDetection, HealthChecker, AttackPlayer, StateSwitcher]</text:p>
          <text:list text:continue-numbering="true">
            <text:list-item>
              <text:p text:style-name="P47">AIEnemy [LineOfSightDetection]</text:p>
              <text:list text:continue-numbering="true">
                <text:list-item>
                  <text:p text:style-name="P48">Turrets [CoolingOff]</text:p>
                </text:list-item>
                <text:list-item>
                  <text:p text:style-name="P49">Cameras<text:s/>[Alarming, ActivateTrap]</text:p>
                </text:list-item>
                <text:list-item>
                  <text:p text:style-name="P50">Roomba [Patrolling]</text:p>
                </text:list-item>
                <text:list-item>
                  <text:p text:style-name="P51">Proxies [Alarmed, SetUp]</text:p>
                </text:list-item>
              </text:list>
            </text:list-item>
            <text:list-item>
              <text:p text:style-name="P52">LiveStockEnemy [Patrolling, Fleeing, Regeneration]</text:p>
              <text:list text:continue-numbering="true">
                <text:list-item>
                  <text:p text:style-name="P53">Dogs [Triggered]</text:p>
                </text:list-item>
                <text:list-item>
                  <text:p text:style-name="P54">Cows [Charging]</text:p>
                </text:list-item>
                <text:list-item>
                  <text:p text:style-name="P55">Chickens [Flight]</text:p>
                </text:list-item>
                <text:list-item>
                  <text:p text:style-name="P56">Oyster [Fleeing*, Patrolling*]</text:p>
                </text:list-item>
                <text:list-item>
                  <text:p text:style-name="P57">Plants [Trapping]</text:p>
                </text:list-item>
              </text:list>
            </text:list-item>
          </text:list>
        </text:list-item>
      </text:list>
      <text:p text:style-name="P58">Classes voor de Environment</text:p>
      <text:list text:style-name="LFO6" text:continue-numbering="true">
        <text:list-item>
          <text:p text:style-name="P59">AbstractBarrel[Explode, ExplosionEffect]</text:p>
          <text:soft-page-break/>
          <text:list text:continue-numbering="true">
            <text:list-item>
              <text:p text:style-name="P60">ExplodingBarrel []</text:p>
            </text:list-item>
            <text:list-item>
              <text:p text:style-name="P61">NitrogenBarrel[]</text:p>
            </text:list-item>
            <text:list-item>
              <text:p text:style-name="P62">SmokeBarrel[]</text:p>
            </text:list-item>
          </text:list>
        </text:list-item>
      </text:list>
      <text:list text:style-name="LFO5" text:continue-numbering="true">
        <text:list-item>
          <text:p text:style-name="P63">Lights [LightDestroyed]</text:p>
        </text:list-item>
      </text:list>
      <text:p text:style-name="P64">Classes voor de Puzzels</text:p>
      <text:list text:style-name="LFO7" text:continue-numbering="true">
        <text:list-item>
          <text:p text:style-name="P65">CodeBreaker [CodeChecker, CodeCreator]</text:p>
        </text:list-item>
        <text:list-item>
          <text:p text:style-name="P66"><text:span text:style-name="T67">FirePuzzle [???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2-09T13:36:00Z</meta:creation-date>
    <dc:date>2016-02-16T18:02:00Z</dc:date>
    <meta:template xlink:href="Normal" xlink:type="simple"/>
    <meta:editing-cycles>110</meta:editing-cycles>
    <meta:editing-duration>PT10920S</meta:editing-duration>
    <meta:document-statistic meta:page-count="3" meta:paragraph-count="4" meta:word-count="370" meta:character-count="2401" meta:row-count="16" meta:non-whitespace-character-count="2035"/>
  </office:meta>
</office:document-meta>
</file>